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dict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ctual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Tp+TN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TP+TN+FP+F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predic</text:p>
          </table:table-cell>
          <table:table-cell/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recAL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p+f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01:34.300773826</meta:creation-date>
    <dc:date>2022-03-13T13:24:14.170607986</dc:date>
    <meta:editing-duration>PT1M59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